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ndows and doors </text:p>
      <text:p text:style-name="Standard">Thermal Replacement Windows and doo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8T08:14:32.02</meta:creation-date>
    <dc:date>2011-11-08T08:15:12.85</dc:date>
    <meta:editing-duration>PT40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8" meta:character-count="55"/>
  </office:meta>
</office:document-meta>
</file>